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ba131a"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svg:stroke-color="#ba131a"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5" style:family="graphic" style:parent-style-name="standard">
      <style:graphic-properties svg:stroke-color="#ba131a"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svg:stroke-width="0.159cm" svg:stroke-color="#ba131a" draw:marker-start-width="0.438cm" draw:marker-end-width="0.438cm" draw:fill="none" draw:textarea-horizontal-align="left" draw:textarea-vertical-align="top" draw:auto-grow-height="false" fo:min-height="4.15cm" fo:min-width="9.7cm" fo:padding-top="0.204cm" fo:padding-bottom="0.204cm" fo:padding-left="0.329cm" fo:padding-right="0.329cm" fo:wrap-option="wrap"/>
    </style:style>
    <style:style style:name="gr7" style:family="graphic" style:parent-style-name="standard">
      <style:graphic-properties svg:stroke-color="#ba131a" draw:fill="none" draw:textarea-horizontal-align="left" draw:textarea-vertical-align="top" draw:auto-grow-height="false" fo:min-height="1.882cm" fo:min-width="3.05cm" fo:wrap-option="wrap"/>
    </style:style>
    <style:style style:name="gr8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9" style:family="graphic" style:parent-style-name="standard">
      <style:graphic-properties svg:stroke-color="#ba131a" draw:fill="none" draw:textarea-horizontal-align="justify" draw:textarea-vertical-align="middle" draw:auto-grow-height="false" fo:min-height="1.328cm" fo:min-width="5.21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.4cm" fo:margin-bottom="0.4cm" fo:line-height="100%" fo:text-align="justify" fo:text-indent="0cm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5.629cm" svg:height="1.666cm" draw:transform="skewX (0.737052543117205) rotate (0.0153588974175501) translate (7.572cm 7.811cm)">
          <text:p text:style-name="P3">Pobierz<text:span text:style-name="T1">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6cm" svg:height="1.7cm" svg:x="7.6cm" svg:y="5cm">
          <text:p text:style-name="P3"><text:span text:style-name="T1">kwadrat</text:span>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5cm" svg:y="25.5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4cm" svg:y1="3cm" svg:x2="10.4cm" svg:y2="5cm" draw:start-shape="id1" draw:start-glue-point="8" draw:end-shape="id2" draw:end-glue-point="0" svg:d="M10400 3000v2000" svg:viewBox="0 0 1 2001">
          <text:p/>
        </draw:connector>
        <draw:connector draw:style-name="gr4" draw:text-style-name="P4" draw:layer="layout" draw:type="line" svg:x1="10.4cm" svg:y1="6.7cm" svg:x2="10.386cm" svg:y2="7.768cm" draw:start-shape="id2" draw:start-glue-point="2" draw:end-shape="id3" draw:end-glue-point="0" svg:d="M10400 6700l-14 1068" svg:viewBox="0 0 15 1069">
          <text:p/>
        </draw:connector>
        <draw:custom-shape draw:style-name="gr5" draw:text-style-name="P5" xml:id="id5" draw:id="id5" draw:layer="layout" svg:width="6.7cm" svg:height="2.1cm" svg:x="12.3cm" svg:y="21.8cm">
          <text:p text:style-name="P1"><text:span text:style-name="T1">kwadrat = a*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.2cm" svg:height="4.4cm" svg:x="9.8cm" svg:y="24.3cm">
          <text:p text:style-name="P6"><text:span text:style-name="T2"><text:line-break/></text:span><text:span text:style-name="T2">Program wyświetla kwadraty kolejnych liczb naturalnych, począwszy od zera a skończywszy na kwadracie liczby podanej przez użytkow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7.1cm" svg:height="4.263cm" svg:x="5.3cm" svg:y="11.1cm">
          <text:p text:style-name="P8"><text:span text:style-name="T3">Liczba powtórzeń pętli </text:span><text:span text:style-name="T4">&lt; a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xml:id="id8" draw:id="id8" draw:layer="layout" draw:type="line" svg:x1="8.899cm" svg:y1="9.457cm" svg:x2="8.85cm" svg:y2="11.1cm" draw:start-shape="id3" draw:start-glue-point="2" draw:end-shape="id4" draw:end-glue-point="4" svg:d="M8899 9457l-49 1643" svg:viewBox="0 0 50 1644">
          <text:p/>
        </draw:connector>
        <draw:connector draw:style-name="gr8" draw:text-style-name="P5" draw:layer="layout" svg:x1="8.85cm" svg:y1="15.363cm" svg:x2="12.3cm" svg:y2="22.85cm" draw:start-shape="id4" draw:start-glue-point="6" draw:end-shape="id5" draw:end-glue-point="3" svg:d="M8850 15363v7487h3450" svg:viewBox="0 0 3451 7488">
          <text:p text:style-name="P1"><text:span text:style-name="T1">TAK</text:span></text:p>
        </draw:connector>
        <draw:connector draw:style-name="gr4" draw:text-style-name="P4" draw:layer="layout" draw:line-skew="0.65cm" svg:x1="15.65cm" svg:y1="21.8cm" svg:x2="15.357cm" svg:y2="17.856cm" draw:start-shape="id5" draw:end-shape="id6" svg:d="M15650 21800v-1300h-293v-2644" svg:viewBox="0 0 294 3945">
          <text:p/>
        </draw:connector>
        <draw:connector draw:style-name="gr8" draw:text-style-name="P5" draw:layer="layout" draw:line-skew="0cm 3.168cm" svg:x1="5.3cm" svg:y1="13.232cm" svg:x2="7.2cm" svg:y2="25.5cm" draw:start-shape="id4" draw:start-glue-point="5" draw:end-shape="id7" draw:end-glue-point="4" svg:d="M5300 13232h-501v10368h2401v1900" svg:viewBox="0 0 2402 12269">
          <text:p text:style-name="P1"><text:span text:style-name="T1">NIE</text:span></text:p>
        </draw:connector>
        <draw:custom-shape draw:style-name="gr9" draw:text-style-name="P4" xml:id="id6" draw:id="id6" draw:layer="layout" svg:width="5.715cm" svg:height="1.578cm" draw:transform="skewX (0.736878010192006) rotate (0.0153588974175501) translate (13.908cm 16.3cm)">
          <text:p text:style-name="P3">Wypisz kwadra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3.356cm" svg:x1="16.765cm" svg:y1="16.256cm" svg:x2="8.874cm" svg:y2="10.278cm" draw:start-shape="id6" draw:start-glue-point="0" draw:end-shape="id8" draw:end-glue-point="0" svg:d="M16765 16256v-5956h-7891v-22" svg:viewBox="0 0 7892 59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6:08:20.316000000</dc:date>
    <meta:editing-duration>PT14M32S</meta:editing-duration>
    <meta:editing-cycles>6</meta:editing-cycles>
    <meta:generator>LibreOffice/5.4.2.2$Windows_x86 LibreOffice_project/22b09f6418e8c2d508a9eaf86b2399209b0990f4</meta:generator>
    <meta:document-statistic meta:object-count="15"/>
  </office:meta>
</office:document-meta>
</file>